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AD77F9EA7DCFE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827in, 8.6583in, 6.4709in, 9.22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5965in" svg:y="2.5673in" svg:width="0.7091in" svg:height="0.5008in" draw:z-index="0"><draw:image xlink:href="Pictures/100002010000078000000438AAD77F9EA7DCFE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08:20:31.816429902</meta:creation-date>
    <dc:date>2021-10-04T08:25:47.546149388</dc:date>
    <meta:editing-duration>PT5M1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